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Quotations" style:list-style-name="L1">
      <style:paragraph-properties fo:margin-top="0cm" fo:margin-bottom="0cm"/>
      <style:text-properties fo:language="en" fo:country="US"/>
    </style:style>
    <style:style style:name="P3" style:family="paragraph" style:parent-style-name="Quotations">
      <style:paragraph-properties fo:margin-top="0cm" fo:margin-bottom="0cm"/>
      <style:text-properties fo:language="en" fo:country="US"/>
    </style:style>
    <style:style style:name="P4" style:family="paragraph" style:parent-style-name="Quotations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 style:list-style-name="L3"/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>
      <style:text-properties fo:language="en" fo:country="US"/>
    </style:style>
    <style:style style:name="P9" style:family="paragraph" style:parent-style-name="Text_20_body" style:list-style-name="L2">
      <style:text-properties fo:language="en" fo:country="US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Quotations">
      <style:text-properties fo:language="en" fo:country="US"/>
    </style:style>
    <style:style style:name="P13" style:family="paragraph" style:parent-style-name="Quotations" style:list-style-name="L1">
      <style:text-properties fo:language="en" fo:country="US"/>
    </style:style>
    <style:style style:name="P14" style:family="paragraph" style:parent-style-name="Quotations" style:list-style-name="L1">
      <style:paragraph-properties fo:margin-top="0cm" fo:margin-bottom="0cm"/>
      <style:text-properties fo:color="#ff0000" fo:language="en" fo:country="US"/>
    </style:style>
    <style:style style:name="P15" style:family="paragraph" style:parent-style-name="Quotations">
      <style:paragraph-properties fo:margin-top="0cm" fo:margin-bottom="0cm"/>
      <style:text-properties fo:language="en" fo:country="US"/>
    </style:style>
    <style:style style:name="P16" style:family="paragraph" style:parent-style-name="Quotations" style:list-style-name="L1">
      <style:paragraph-properties fo:margin-top="0cm" fo:margin-bottom="0cm"/>
      <style:text-properties fo:language="en" fo:country="US"/>
    </style:style>
    <style:style style:name="P17" style:family="paragraph" style:parent-style-name="Heading_20_2">
      <style:text-properties fo:language="en" fo:country="US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fo:language="en" fo:country="US"/>
    </style:style>
    <style:style style:name="T6" style:family="text">
      <style:text-properties fo:color="#ff0000"/>
    </style:style>
    <style:style style:name="T7" style:family="text">
      <style:text-properties fo:color="#ff0000" style:text-line-through-style="none"/>
    </style:style>
    <style:style style:name="T8" style:family="text">
      <style:text-properties fo:color="#ff0000" style:text-line-through-style="solid"/>
    </style:style>
    <style:style style:name="T9" style:family="text">
      <style:text-properties fo:color="#ff0000" style:text-line-through-style="solid" fo:language="en" fo:country="US"/>
    </style:style>
    <style:style style:name="T10" style:family="text">
      <style:text-properties fo:language="en" fo:country="US"/>
    </style:style>
    <style:style style:name="T11" style:family="text">
      <style:text-properties fo:color="#000000"/>
    </style:style>
    <style:style style:name="T12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tracked-changes>
        <text:changed-region xml:id="ct652188848" text:id="ct652188848">
          <text:deletion>
            <office:change-info>
              <dc:creator>Unknown Author</dc:creator>
              <dc:date>2012-01-08T18:56:00</dc:date>
            </office:change-info>
            <text:p text:style-name="P1">s</text:p>
          </text:deletion>
        </text:changed-region>
        <text:changed-region xml:id="ct652131440" text:id="ct652131440">
          <text:insertion>
            <office:change-info>
              <dc:creator>Unknown Author</dc:creator>
              <dc:date>2012-01-08T18:56:00</dc:date>
            </office:change-info>
          </text:insertion>
        </text:changed-region>
        <text:changed-region xml:id="ct777346128" text:id="ct777346128">
          <text:insertion>
            <office:change-info>
              <dc:creator>Unknown Author</dc:creator>
              <dc:date>2012-01-08T18:56:00</dc:date>
            </office:change-info>
          </text:insertion>
        </text:changed-region>
        <text:changed-region xml:id="ct652097664" text:id="ct652097664">
          <text:deletion>
            <office:change-info>
              <dc:creator>Unknown Author</dc:creator>
              <dc:date>2012-01-08T18:56:00</dc:date>
            </office:change-info>
            <text:p text:style-name="P1">, save and display</text:p>
          </text:deletion>
        </text:changed-region>
        <text:changed-region xml:id="ct651955744" text:id="ct651955744">
          <text:deletion>
            <office:change-info>
              <dc:creator>Unknown Author</dc:creator>
              <dc:date>2012-01-08T18:56:00</dc:date>
            </office:change-info>
            <text:p text:style-name="P1">It is also an excellent framework for rapid prototyping to develop custom GIS functions</text:p>
          </text:deletion>
        </text:changed-region>
        <text:changed-region xml:id="ct805950560" text:id="ct805950560">
          <text:insertion>
            <office:change-info>
              <dc:creator>Unknown Author</dc:creator>
              <dc:date>2012-01-08T18:57:00</dc:date>
            </office:change-info>
          </text:insertion>
        </text:changed-region>
        <text:changed-region xml:id="ct777391936" text:id="ct777391936">
          <text:insertion>
            <office:change-info>
              <dc:creator>Unknown Author</dc:creator>
              <dc:date>2012-01-08T19:01:00</dc:date>
            </office:change-info>
          </text:insertion>
        </text:changed-region>
        <text:changed-region xml:id="ct777102592" text:id="ct777102592">
          <text:insertion>
            <office:change-info>
              <dc:creator>Unknown Author</dc:creator>
              <dc:date>2012-01-08T19:04:00</dc:date>
            </office:change-info>
          </text:insertion>
        </text:changed-region>
        <text:changed-region xml:id="ct652093952" text:id="ct652093952">
          <text:deletion>
            <office:change-info>
              <dc:creator>Unknown Author</dc:creator>
              <dc:date>2012-01-08T18:57:00</dc:date>
            </office:change-info>
            <text:list xml:id="list1485733980" text:style-name="L1">
              <text:list-item>
                <text:list>
                  <text:list-item>
                    <text:p text:style-name="P2"/>
                  </text:list-item>
                  <text:list-item>
                    <text:p text:style-name="P2">supports: OGC WMS &amp; WFS<text:span text:style-name="T1">*</text:span> (-T), GML 2, SLD </text:p>
                  </text:list-item>
                </text:list>
              </text:list-item>
            </text:list>
          </text:deletion>
        </text:changed-region>
        <text:changed-region xml:id="ct652154144" text:id="ct652154144">
          <text:insertion>
            <office:change-info>
              <dc:creator>Unknown Author</dc:creator>
              <dc:date>2012-01-08T18:57:00</dc:date>
            </office:change-info>
          </text:insertion>
        </text:changed-region>
        <text:changed-region xml:id="ct806029664" text:id="ct806029664">
          <text:insertion>
            <office:change-info>
              <dc:creator>Unknown Author</dc:creator>
              <dc:date>2012-01-08T18:58:00</dc:date>
            </office:change-info>
          </text:insertion>
        </text:changed-region>
        <text:changed-region xml:id="ct710834704" text:id="ct710834704">
          <text:deletion>
            <office:change-info>
              <dc:creator>Unknown Author</dc:creator>
              <dc:date>2012-01-08T18:59:00</dc:date>
            </office:change-info>
            <text:p text:style-name="P1">(Vector) </text:p>
          </text:deletion>
        </text:changed-region>
        <text:changed-region xml:id="ct651935216" text:id="ct651935216">
          <text:deletion>
            <office:change-info>
              <dc:creator>Unknown Author</dc:creator>
              <dc:date>2012-01-08T18:59:00</dc:date>
            </office:change-info>
            <text:p text:style-name="P3"><text:span text:style-name="T1">o</text:span></text:p>
          </text:deletion>
        </text:changed-region>
        <text:changed-region xml:id="ct777435520" text:id="ct777435520">
          <text:insertion>
            <office:change-info>
              <dc:creator>Unknown Author</dc:creator>
              <dc:date>2012-01-08T18:59:00</dc:date>
            </office:change-info>
          </text:insertion>
        </text:changed-region>
        <text:changed-region xml:id="ct777323072" text:id="ct777323072">
          <text:insertion>
            <office:change-info>
              <dc:creator>Unknown Author</dc:creator>
              <dc:date>2012-01-08T18:59:00</dc:date>
            </office:change-info>
          </text:insertion>
        </text:changed-region>
        <text:changed-region xml:id="ct805964176" text:id="ct805964176">
          <text:deletion>
            <office:change-info>
              <dc:creator>Unknown Author</dc:creator>
              <dc:date>2012-01-08T19:00:00</dc:date>
            </office:change-info>
            <text:p text:style-name="P4">raster analysis via </text:p>
          </text:deletion>
        </text:changed-region>
        <text:changed-region xml:id="ct652102832" text:id="ct652102832">
          <text:insertion>
            <office:change-info>
              <dc:creator>Unknown Author</dc:creator>
              <dc:date>2012-01-08T19:00:00</dc:date>
            </office:change-info>
          </text:insertion>
        </text:changed-region>
        <text:changed-region xml:id="ct806023616" text:id="ct806023616">
          <text:deletion>
            <office:change-info>
              <dc:creator>Unknown Author</dc:creator>
              <dc:date>2012-01-08T19:00:00</dc:date>
            </office:change-info>
            <text:p text:style-name="P4"><text:span text:style-name="T2">connector</text:span><text:span text:style-name="T1">*</text:span></text:p>
          </text:deletion>
        </text:changed-region>
        <text:changed-region xml:id="ct806123600" text:id="ct806123600">
          <text:insertion>
            <office:change-info>
              <dc:creator>Unknown Author</dc:creator>
              <dc:date>2012-01-08T19:00:00</dc:date>
            </office:change-info>
          </text:insertion>
        </text:changed-region>
        <text:changed-region xml:id="ct777461408" text:id="ct777461408">
          <text:deletion>
            <office:change-info>
              <dc:creator>Unknown Author</dc:creator>
              <dc:date>2012-01-08T19:00:00</dc:date>
            </office:change-info>
            <text:p text:style-name="P1">WFS<text:span text:style-name="T1">*</text:span><text:span text:style-name="T3"> (Plugin)</text:span>, WFS-T<text:span text:style-name="T1">*</text:span><text:span text:style-name="T3"> (Plugin)</text:span>, </text:p>
          </text:deletion>
        </text:changed-region>
        <text:changed-region xml:id="ct806131344" text:id="ct806131344">
          <text:insertion>
            <office:change-info>
              <dc:creator>Unknown Author</dc:creator>
              <dc:date>2012-01-08T19:00:00</dc:date>
            </office:change-info>
          </text:insertion>
        </text:changed-region>
        <text:changed-region xml:id="ct539168304" text:id="ct539168304">
          <text:insertion>
            <office:change-info>
              <dc:creator>Unknown Author</dc:creator>
              <dc:date>2012-01-08T19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penJUMP GIS</text:h>
      <text:section text:style-name="Sect1" text:name="openjump-gis">
        <text:section text:style-name="Sect1" text:name="desktop-gis">
          <text:h text:style-name="P17" text:outline-level="2">Desktop GIS</text:h>
          <text:p text:style-name="P1">OpenJUMP is an easy to use and powerful desk<text:change text:change-id="ct652188848"/>top GIS that enables users to <text:change-start text:change-id="ct652131440"/>display, <text:change-end text:change-id="ct652131440"/>edit, analyse, <text:change-start text:change-id="ct777346128"/>and <text:change-end text:change-id="ct777346128"/>conflate<text:change text:change-id="ct652097664"/> geographic data. <text:change text:change-id="ct651955744"/><text:change-start text:change-id="ct805950560"/>It comes in a CORE and a PLUS edition, with the latter adding lots of useful plugins. OpenJUMP is excellent for data editing and rapid prototyping of GIS functions<text:change-end text:change-id="ct805950560"/>.</text:p>
          <text:p text:style-name="P1"><draw:a xlink:type="simple" xlink:href="http://live.osgeo.org/_images/openjump-screenshot.png"><draw:frame draw:style-name="fr1" draw:name="images1" text:anchor-type="as-char" svg:width="10.908cm" svg:height="8.199cm" draw:z-index="0"><draw:image xlink:href="http://live.osgeo.org/_images/openjump-screenshot.png" xlink:type="simple" xlink:show="embed" xlink:actuate="onLoad"/><svg:title>project screenshots</svg:title></draw:frame></draw:a></text:p>
          <text:section text:style-name="Sect1" text:name="core-features">
            <text:h text:style-name="P11" text:outline-level="3"><text:span text:style-name="T3">Core </text:span>Features (Core Features <text:span text:style-name="T1">and Plugins*)</text:span></text:h>
            <text:list xml:id="list866882185" text:continue-numbering="true" text:style-name="L1">
              <text:list-item>
                <text:p text:style-name="P8">Data Formats</text:p>
                <text:list>
                  <text:list-item>
                    <text:p text:style-name="P2">reads (files): GML, SHP, DXF*, MIF*, <text:span text:style-name="T3">JML, </text:span><text:span text:style-name="T1">CSV*</text:span> &amp; TIFF, JPG, MrSID<text:span text:style-name="T1">*</text:span>, ECW<text:span text:style-name="T1">*</text:span></text:p>
                  </text:list-item>
                  <text:list-item>
                    <text:p text:style-name="P2"><text:change-start text:change-id="ct777391936"/><office:annotation><dc:creator>Unknown Author</dc:creator><dc:date>2012-01-08T19:01:35</dc:date><text:p text:style-name="P18"><text:span text:style-name="T12">I removed the OGC standards line, as they are listed below</text:span></text:p></office:annotation><text:change-end text:change-id="ct777391936"/>reads (DB): PostGIS, ArcSDE*, Oracle*, MySQL*, <text:span text:style-name="T1">SpatiaLite*</text:span></text:p>
                  </text:list-item>
                  <text:list-item>
                    <text:p text:style-name="P2">writes: GML, SHP, DXF*, PostGIS* &amp; JPG<text:change-start text:change-id="ct777102592"/>, TIFF, SVG*<text:change-end text:change-id="ct777102592"/><text:change text:change-id="ct652093952"/><text:change-start text:change-id="ct652154144"/>,<text:change-end text:change-id="ct652154144"/></text:p>
                  </text:list-item>
                  <text:list-item>
                    <text:p text:style-name="P13">note that formats marked with a (*) come with an extra plugin </text:p>
                  </text:list-item>
                </text:list>
              </text:list-item>
              <text:list-item>
                <text:p text:style-name="P8">Editing &amp; Conflation</text:p>
                <text:list>
                  <text:list-item>
                    <text:p text:style-name="P2">drawing points, lines, polygons, circles </text:p>
                  </text:list-item>
                  <text:list-item>
                    <text:p text:style-name="P2">adding, moving, deleting vertices </text:p>
                  </text:list-item>
                  <text:list-item>
                    <text:p text:style-name="P2">rotating, scaling, auto-complete polygon </text:p>
                  </text:list-item>
                  <text:list-item>
                    <text:p text:style-name="P2">cut, merge, simplify polygons and lines </text:p>
                  </text:list-item>
                  <text:list-item>
                    <text:p text:style-name="P13">warping, <text:span text:style-name="T3">quality assurance</text:span> <text:change-start text:change-id="ct806029664"/><office:annotation><dc:creator>Unknown Author</dc:creator><dc:date>2012-01-08T18:58:25</dc:date><text:p text:style-name="P18"><text:span text:style-name="T12">I actually prefer QA instead of using the word topology</text:span></text:p></office:annotation><text:change-end text:change-id="ct806029664"/><text:span text:style-name="T1">topology</text:span> tools* </text:p>
                  </text:list-item>
                </text:list>
              </text:list-item>
              <text:list-item>
                <text:p text:style-name="P8"><text:change text:change-id="ct710834704"/>Analysis &amp; Query</text:p>
                <text:list>
                  <text:list-item>
                    <text:p text:style-name="P2">spatial and attribute query functions</text:p>
                  </text:list-item>
                  <text:list-item>
                    <text:p text:style-name="P2"><text:span text:style-name="T1">analysis</text:span> (buffer, union, <text:span text:style-name="T1">overlay</text:span>, centroid, convex hull...)</text:p>
                  </text:list-item>
                  <text:list-item>
                    <text:p text:style-name="P2"><text:span text:style-name="T1">statistics</text:span> (length, area, <text:span text:style-name="T1">layer statistics, attribute statistics, graphs</text:span>...) </text:p>
                  </text:list-item>
                  <text:list-item>
                    <text:p text:style-name="P2"><text:soft-page-break/><text:span text:style-name="T1">editi</text:span><text:change text:change-id="ct651935216"/><text:span text:style-name="T1">n</text:span><text:change-start text:change-id="ct777435520"/><text:span text:style-name="T1">g</text:span><text:change-end text:change-id="ct777435520"/><text:span text:style-name="T3">topology</text:span> tools: converter<text:change-start text:change-id="ct777323072"/>,<text:change-end text:change-id="ct777323072"/> <text:span text:style-name="T3">line </text:span>noder, polygonizer, planar graph,... </text:p>
                  </text:list-item>
                  <text:list-item>
                    <text:p text:style-name="P2">attribute transfer tools <text:span text:style-name="T3">(1:1 transfer, or n:1 transfer</text:span><text:span text:style-name="T7">join, matching</text:span><text:span text:style-name="T3">)</text:span> </text:p>
                  </text:list-item>
                  <text:list-item>
                    <text:p text:style-name="P13"><text:change text:change-id="ct805964176"/>SEXTANTE <text:change-start text:change-id="ct652102832"/>raster analysis toolbo<text:span text:style-name="T2">x </text:span><text:change-end text:change-id="ct652102832"/><text:change text:change-id="ct806023616"/><text:change-start text:change-id="ct806123600"/><text:span text:style-name="T2">included in PLUS Edition</text:span><text:change-end text:change-id="ct806123600"/></text:p>
                  </text:list-item>
                </text:list>
              </text:list-item>
              <text:list-item>
                <text:p text:style-name="P8">Customization</text:p>
                <text:list>
                  <text:list-item>
                    <text:p text:style-name="P14">internationalization (cz, de, en, ed, fi, fr, hu, it, ja, pt, ta, zh)</text:p>
                  </text:list-item>
                  <text:list-item>
                    <text:p text:style-name="P2">provides an API, scripting via BeanShell and Java Python </text:p>
                  </text:list-item>
                  <text:list-item>
                    <text:p text:style-name="P13">(Java) plugin-system</text:p>
                  </text:list-item>
                </text:list>
              </text:list-item>
            </text:list>
          </text:section>
          <text:section text:style-name="Sect1" text:name="implemented-standards">
            <text:h text:style-name="P11" text:outline-level="3">Implemented Standards</text:h>
            <text:list xml:id="list724993137" text:style-name="L2">
              <text:list-item>
                <text:p text:style-name="P9">OGC standards supported: GML 2, SFS, WMS, <text:change text:change-id="ct777461408"/>SLD<text:change-start text:change-id="ct806131344"/>, WFS/-T <text:change-end text:change-id="ct806131344"/><text:change-start text:change-id="ct539168304"/>(under revision)<text:change-end text:change-id="ct539168304"/> </text:p>
              </text:list-item>
            </text:list>
          </text:section>
          <text:section text:style-name="Sect1" text:name="details">
            <text:h text:style-name="P11" text:outline-level="3">Details</text:h>
            <text:p text:style-name="Text_20_body"><text:span text:style-name="Strong_20_Emphasis"><text:span text:style-name="T10">Website:</text:span></text:span><text:span text:style-name="T10"> </text:span><text:a xlink:type="simple" xlink:href="http://www.openjump.org/"><text:span text:style-name="T10">http://www.openjump.org</text:span></text:a></text:p>
            <text:p text:style-name="Text_20_body"><text:span text:style-name="Strong_20_Emphasis"><text:span text:style-name="T10">Licence:</text:span></text:span><text:span text:style-name="T10"> GPL</text:span></text:p>
            <text:p text:style-name="Text_20_body"><text:span text:style-name="Strong_20_Emphasis"><text:span text:style-name="T10">Software Version:</text:span></text:span><text:span text:style-name="T10"> 1.</text:span><text:span text:style-name="T5">4.0.1</text:span><text:span text:style-name="T9">5</text:span></text:p>
            <text:p text:style-name="Text_20_body"><text:span text:style-name="Strong_20_Emphasis"><text:span text:style-name="T10">Supported Platforms:</text:span></text:span><text:span text:style-name="T10"> Windows, Linux, Mac, Unix</text:span></text:p>
            <text:p text:style-name="Text_20_body"><text:span text:style-name="Strong_20_Emphasis"><text:span text:style-name="T10">Community Support:</text:span></text:span><text:span text:style-name="T10"> </text:span><text:a xlink:type="simple" xlink:href="http://www.openjump.org/support.html"><text:span text:style-name="T10">http://www.openjump.org/support.html</text:span></text:a></text:p>
            <text:p text:style-name="Text_20_body"><text:span text:style-name="Strong_20_Emphasis"><text:span text:style-name="T10">Commercial Support:</text:span></text:span><text:span text:style-name="T10"> </text:span><text:a xlink:type="simple" xlink:href="http://sourceforge.net/apps/mediawiki/jump-pilot/index.php?title=Professional_Support_Page"><text:span text:style-name="T10">http://sourceforge.net/apps/mediawiki/jump-pilot/index.php?title=Professional_Support_Page</text:span></text:a></text:p>
          </text:section>
          <text:section text:style-name="Sect1" text:name="quickstart">
            <text:h text:style-name="P11" text:outline-level="3">Quickstart</text:h>
            <text:list xml:id="list1071279074" text:style-name="L3">
              <text:list-item>
                <text:p text:style-name="P6"><text:a xlink:type="simple" xlink:href="http://live.osgeo.org/en/quickstart/openjump_quickstart.html"><text:span text:style-name="Emphasis"><text:span text:style-name="T10">Quickstart documentation</text:span></text:span></text:a><text:span text:style-name="T10"> </text:span></text:p>
              </text:list-item>
            </text:list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Michaud</meta:initial-creator>
    <meta:creation-date>2012-01-06T07:20:39.73</meta:creation-date>
    <dc:date>2012-01-08T19:04:55</dc:date>
    <meta:editing-duration>PT50M52S</meta:editing-duration>
    <meta:editing-cycles>4</meta:editing-cycles>
    <meta:generator>LibreOffice/3.4$Unix LibreOffice_project/340m1$Build-302</meta:generator>
    <meta:document-statistic meta:table-count="0" meta:image-count="1" meta:object-count="0" meta:page-count="2" meta:paragraph-count="47" meta:word-count="304" meta:character-count="2046" meta:non-whitespace-character-count="1798"/>
  </office:meta>
</office:document-meta>
</file>